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h[i]</text:span></text:p>
          </draw:text-box>
        </draw:frame>
        <draw:frame draw:style-name="gr2" draw:text-style-name="P1" draw:layer="layout" svg:width="1cm" svg:height="1.1cm" svg:x="15.2cm" svg:y="4.6cm">
          <draw:text-box>
            <text:p><text:span text:style-name="T1">i</text:span></text:p>
          </draw:text-box>
        </draw:frame>
        <draw:frame draw:style-name="gr3" draw:text-style-name="P2" draw:layer="layout" svg:width="14.991cm" svg:height="8.691cm" svg:x="0.009cm" svg:y="0.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1-30T17:32:02.090971179</dc:date>
    <meta:editing-duration>PT5M4S</meta:editing-duration>
    <meta:editing-cycles>21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992cm" svg:height="8.692cm" xlink:href="." xlink:type="simple" chart:class="chart:scatter" chart:style-name="ch1">
        <chart:plot-area chart:style-name="ch2" chart:data-source-has-labels="both" svg:x="0.299cm" svg:y="0.173cm" svg:width="14.394cm" svg:height="8.346cm">
          <chartooo:coordinate-region svg:x="0.841cm" svg:y="0.372cm" svg:width="13.758cm" svg:height="7.948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44929359829471E-016">
                <text:p>2.44929359829471E-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7.34788079488412E-016">
                <text:p>-7.34788079488412E-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.22464679914735E-015">
                <text:p>1.22464679914735E-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1.71450551880629E-015">
                <text:p>-1.71450551880629E-0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.20436423846524E-015">
                <text:p>2.20436423846524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